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9">
        <text:h text:style-name="Heading_20_4" text:outline-level="4"><text:bookmark-start text:name="__RefHeading___Toc62908_1640206654"/><text:alphabetical-index-mark-start text:id="IMark92408860"/>Importiere in Tab<text:bookmark-end text:name="__RefHeading___Toc62908_1640206654"/><text:alphabetical-index-mark-end text:id="IMark92408860"/></text:h>
        <text:p text:style-name="Textkörper_20_Einrückung_20_Organon">Gleicher Dialog wie „Neuer Tab“.</text:p>
        <text:p text:style-name="Textkörper_20_Einrückung_20_Organon">Es können Dateien / Ordner aus dem Haupttab (ORGANON) importier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5:30.105000000</dc:date>
    <meta:editing-duration>P0D</meta:editing-duration>
    <meta:editing-cycles>1</meta:editing-cycles>
    <meta:document-statistic meta:table-count="0" meta:image-count="0" meta:object-count="0" meta:page-count="1" meta:paragraph-count="3" meta:word-count="19" meta:character-count="121" meta:non-whitespace-character-count="105"/>
    <meta:generator>LibreOffice/5.0.4.2$Windows_x86 LibreOffice_project/2b9802c1994aa0b7dc6079e128979269cf95bc78</meta:generator>
  </office:meta>
</office:document-meta>
</file>